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6pt" fo:language="en" fo:country="US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19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2"/>
      <text:p text:style-name="P28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9"><text:s/></text:span><text:span text:style-name="T28">МП.</text:span><text:span text:style-name="T29">854</text:span><text:span text:style-name="T28">-20</text:span><text:span text:style-name="T29">20</text:span></text:p>
      <text:p text:style-name="P20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29">- <text:span text:style-name="T5">$facility_110</text:span>;</text:p>
      <text:p text:style-name="P29">- <text:span text:style-name="T5">$facility_130</text:span>;</text:p>
      <text:p text:style-name="P31"/>
      <text:p text:style-name="P13"><text:span text:style-name="T2">б</text:span><text:span text:style-name="T3">)<text:tab/></text:span><text:span text:style-name="T2">Оборудование</text:span><text:span text:style-name="T3">:</text:span></text:p>
      <text:p text:style-name="P30">- пульт проверки БД ТИАЯ.441546.001, или адаптер интерфейсный ТИАЯ.468369.004 с ПЭВМ, управляемой программой “SARKtech”;</text:p>
      <text:p text:style-name="P21">2. Поверка блоков детектирования</text:p>
      <text:p text:style-name="P12">а)<text:tab/>Внешний осмотр и опробование БД:</text:p>
      <text:p text:style-name="P32">- документация<text:tab/></text:p>
      <text:p text:style-name="P32">- отсутствие механических повреждений<text:tab/></text:p>
      <text:p text:style-name="P33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2">- контроль работоспособности<text:tab/></text:p>
      <text:p text:style-name="P12"><text:span text:style-name="T8">б</text:span>)<text:tab/>Определение допускаемой основной относительной погрешности измерения мощности амбиентного эквивалента <text:span text:style-name="T8">дозы</text:span> измерителя с <text:s/>БДКГ–204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8">гамма-излучения БДКГ-2</text:span>04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5">H</text:span><text:span text:style-name="T10">1</text:span></text:p>
          </table:table-cell>
          <table:table-cell table:style-name="t1.D3" office:value-type="string">
            <text:p text:style-name="P23"><text:span text:style-name="T7">H</text:span><text:span text:style-name="T10">2</text:span></text:p>
          </table:table-cell>
          <table:table-cell table:style-name="t1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9" office:value-type="string">
            <text:p text:style-name="P11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8.</text:p>
          </table:table-cell>
          <table:table-cell table:style-name="t1.B13" office:value-type="string">
            <text:p text:style-name="P10">$1-48.</text:p>
          </table:table-cell>
          <table:table-cell table:style-name="t1.B13" office:value-type="string">
            <text:p text:style-name="P10">$1-58.</text:p>
          </table:table-cell>
          <table:table-cell table:style-name="t1.B13" office:value-type="string">
            <text:p text:style-name="P10">$1-68.</text:p>
          </table:table-cell>
          <table:table-cell table:style-name="t1.B13" office:value-type="string">
            <text:p text:style-name="P10">$1-78.</text:p>
          </table:table-cell>
          <table:table-cell table:style-name="t1.B13" office:value-type="string">
            <text:p text:style-name="P10">$1-88.</text:p>
          </table:table-cell>
          <table:table-cell table:style-name="t1.B13" office:value-type="string">
            <text:p text:style-name="P10">$1-08.</text:p>
          </table:table-cell>
          <table:table-cell table:style-name="t1.B13" office:value-type="string">
            <text:p text:style-name="P10">$1-18.</text:p>
          </table:table-cell>
          <table:table-cell table:style-name="t1.B13" office:value-type="string">
            <text:p text:style-name="P10">$1-28.</text:p>
          </table:table-cell>
          <table:covered-table-cell/>
        </table:table-row>
      </table:table>
      <text:p text:style-name="P35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60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36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4:16:47.12</dc:date>
    <meta:editing-duration>P3DT2H4M11S</meta:editing-duration>
    <meta:editing-cycles>313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289" meta:character-count="2170"/>
  </office:meta>
</office:document-meta>
</file>